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900E0A5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9.562cm" draw:z-index="0"><draw:image xlink:href="Pictures/100000000000078000000438900E0A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23:28:19.380000000</meta:creation-date>
    <dc:date>2024-05-21T23:29:48.491000000</dc:date>
    <meta:editing-duration>PT1M2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4.1$Windows_X86_64 LibreOffice_project/e19e193f88cd6c0525a17fb7a176ed8e6a3e2aa1</meta:generator>
  </office:meta>
</office:document-meta>
</file>